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138704" officeooo:paragraph-rsid="0013870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fo:font-weight="bold" officeooo:rsid="00138704" officeooo:paragraph-rsid="0013870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fo:font-weight="bold" officeooo:rsid="00138704" officeooo:paragraph-rsid="001587b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fo:font-weight="bold" officeooo:rsid="001587bb" officeooo:paragraph-rsid="001587b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fo:font-weight="bold" officeooo:rsid="001769dc" officeooo:paragraph-rsid="001769d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fo:font-weight="bold" officeooo:rsid="00181e76" officeooo:paragraph-rsid="00181e7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fo:font-weight="bold" officeooo:rsid="00181e76" officeooo:paragraph-rsid="001b82b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fo:font-weight="bold" officeooo:rsid="001b82b1" officeooo:paragraph-rsid="001b82b1" style:font-size-asian="16pt" style:font-weight-asian="bold" style:font-size-complex="16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color="#000000" loext:opacity="100%" style:text-underline-style="none" fo:font-weight="normal" style:font-weight-asian="normal" style:font-weight-complex="normal"/>
    </style:style>
    <style:style style:name="T3" style:family="text">
      <style:text-properties fo:color="#000000" loext:opacity="100%" style:text-underline-style="none" fo:font-weight="normal" officeooo:rsid="0013b98f" style:font-weight-asian="normal" style:font-weight-complex="normal"/>
    </style:style>
    <style:style style:name="T4" style:family="text">
      <style:text-properties fo:color="#000000" loext:opacity="100%" style:text-underline-style="none" fo:font-weight="normal" officeooo:rsid="00144eee" style:font-weight-asian="normal" style:font-weight-complex="normal"/>
    </style:style>
    <style:style style:name="T5" style:family="text">
      <style:text-properties fo:color="#000000" loext:opacity="100%" style:text-underline-style="none" fo:font-weight="normal" officeooo:rsid="0014e409" style:font-weight-asian="normal" style:font-weight-complex="normal"/>
    </style:style>
    <style:style style:name="T6" style:family="text">
      <style:text-properties fo:color="#000000" loext:opacity="100%" style:text-underline-style="none" fo:font-weight="normal" officeooo:rsid="001587bb" style:font-weight-asian="normal" style:font-weight-complex="normal"/>
    </style:style>
    <style:style style:name="T7" style:family="text">
      <style:text-properties fo:color="#000000" loext:opacity="100%" style:text-underline-style="none" fo:font-weight="normal" officeooo:rsid="001769dc" style:font-weight-asian="normal" style:font-weight-complex="normal"/>
    </style:style>
    <style:style style:name="T8" style:family="text">
      <style:text-properties fo:color="#000000" loext:opacity="100%" style:text-underline-style="none" fo:font-weight="normal" officeooo:rsid="00181e76" style:font-weight-asian="normal" style:font-weight-complex="normal"/>
    </style:style>
    <style:style style:name="T9" style:family="text">
      <style:text-properties fo:color="#000000" loext:opacity="100%" style:text-underline-style="none" fo:font-weight="normal" officeooo:rsid="0019fc2f" style:font-weight-asian="normal" style:font-weight-complex="normal"/>
    </style:style>
    <style:style style:name="T10" style:family="text">
      <style:text-properties fo:color="#000000" loext:opacity="100%" style:text-underline-style="none" fo:font-weight="normal" officeooo:rsid="001b82b1" style:font-weight-asian="normal" style:font-weight-complex="normal"/>
    </style:style>
    <style:style style:name="T11" style:family="text">
      <style:text-properties fo:color="#000000" loext:opacity="100%" style:text-underline-style="none" fo:font-weight="normal" officeooo:rsid="001c2d9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artie : </text:span>Économie durable et numérique</text:p>
      <text:p text:style-name="P1"/>
      <text:p text:style-name="P2"><text:span text:style-name="T1"/></text:p>
      <text:p text:style-name="P2"><text:span text:style-name="T2">1. <text:s/></text:span><text:span text:style-name="T3">L’entreprise A</text:span><text:span text:style-name="T4">B</text:span><text:span text:style-name="T3">AM est une entreprise de location de voiture se situant partout en France dont le siège se situe à Clermont-Ferrand .</text:span></text:p>
      <text:p text:style-name="P3"><text:span text:style-name="T3">A</text:span><text:span text:style-name="T4">B</text:span><text:span text:style-name="T3">AM </text:span><text:span text:style-name="T4">intervient sur le marché de la location de voiture ce marché est très bénéfique pour les utilisateurs car ils n’ont pas besoin de </text:span><text:span text:style-name="T5">s'inquiéter de trouver un moyen de locomotion. </text:span></text:p>
      <text:p text:style-name="P3"><text:span text:style-name="T6">Les entreprise de location vous permette de voyager en toute liberté sans vous soucier des problème de la voiture car si il a un problème avec la voiture nous occupons de tous.</text:span></text:p>
      <text:p text:style-name="P4"><text:span text:style-name="T6">L</text:span><text:span text:style-name="T2">a location de permet de sélectionner la voiture que l’on souhaite </text:span><text:span text:style-name="T7">peut importe le modelée</text:span></text:p>
      <text:p text:style-name="P5"><text:span text:style-name="T6">N</text:span><text:span text:style-name="T2">otre grand nombre de parc de location nous permet d’offrir</text:span><text:span text:style-name="T8"> à plusieurs personnes en France nos services .</text:span></text:p>
      <text:p text:style-name="P6"><text:span text:style-name="T2">Cette entreprise a pour caractéristique de pouvoir louer <text:s/>une voiture selon :</text:span></text:p>
      <text:p text:style-name="P6"><text:span text:style-name="T2"><text:s/>- la zone géographique ou l’on se trouve</text:span></text:p>
      <text:p text:style-name="P6"><text:span text:style-name="T2"><text:s/>- Le m</text:span><text:span text:style-name="T9">o</text:span><text:span text:style-name="T2">dèle, </text:span><text:span text:style-name="T9">la marque</text:span><text:span text:style-name="T2"> que l’on souhaite</text:span></text:p>
      <text:p text:style-name="P6"><text:span text:style-name="T2"><text:s/>- </text:span><text:span text:style-name="T9">le nombre de kilomètre au compteur </text:span></text:p>
      <text:p text:style-name="P7"><text:span text:style-name="T2"><text:s/>- </text:span><text:span text:style-name="T9">la puissance, longueur, hauteur, </text:span><text:span text:style-name="T10">nombre de places et portes</text:span><text:span text:style-name="T9"> </text:span></text:p>
      <text:p text:style-name="P6"><text:span text:style-name="T2"><text:s/>- </text:span><text:span text:style-name="T10">type de motorisation, essence, électrique, …</text:span></text:p>
      <text:p text:style-name="P6"><text:span text:style-name="T10"/></text:p>
      <text:p text:style-name="P8"><text:span text:style-name="T2">2. <text:s/>Catégorie de donnée</text:span></text:p>
      <text:p text:style-name="P8"><text:span text:style-name="T2"/></text:p>
      <text:p text:style-name="P8"><text:span text:style-name="T2"/></text:p>
      <text:p text:style-name="P8"><text:span text:style-name="T2">3. <text:s/></text:span><text:span text:style-name="T11">Cycle de vie </text:span></text:p>
      <text:p text:style-name="P8"><text:span text:style-name="T2"/></text:p>
      <text:p text:style-name="P8"><text:span text:style-name="T2"/></text:p>
      <text:p text:style-name="P8"><text:span text:style-name="T2">4.</text:span></text:p>
      <text:p text:style-name="P8"><text:span text:style-name="T2"/></text:p>
      <text:p text:style-name="P8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08:18:56.432524819</meta:creation-date>
    <meta:generator>LibreOffice/7.0.4.2$Linux_X86_64 LibreOffice_project/00$Build-2</meta:generator>
    <dc:date>2022-12-07T09:48:26.459379876</dc:date>
    <meta:editing-duration>PT48M26S</meta:editing-duration>
    <meta:editing-cycles>7</meta:editing-cycles>
    <meta:document-statistic meta:table-count="0" meta:image-count="0" meta:object-count="0" meta:page-count="1" meta:paragraph-count="15" meta:word-count="186" meta:character-count="1077" meta:non-whitespace-character-count="893"/>
  </office:meta>
</office:document-meta>
</file>